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sh(cd "/home/serinityvault/Desktop/projet web/911" &amp;&amp; git remote -v) <text:s text:c="62"/></text:p>
      <text:p text:style-name="Standard"><text:s text:c="2"/>⎿  origin <text:s text:c="4"/>https://github.com/michaelperron12-maker/ticket911-project.git (fetch) <text:s text:c="46"/></text:p>
      <text:p text:style-name="Standard"><text:s text:c="5"/>origin <text:s text:c="4"/>https://github.com/michaelperron12-maker/ticket911-project.git (push) <text:s text:c="49"/></text:p>
      <text:p text:style-name="Standard"><text:s text:c="135"/></text:p>
      <text:p text:style-name="Standard">❯ go <text:s text:c="130"/></text:p>
      <text:p text:style-name="Standard"><text:s text:c="133"/></text:p>
      <text:p text:style-name="Standard">● Le remote c'est: <text:s text:c="116"/></text:p>
      <text:p text:style-name="Standard"><text:s text:c="135"/></text:p>
      <text:p text:style-name="Standard"><text:s text:c="2"/>https://github.com/michaelperron12-maker/ticket911-project.git <text:s text:c="70"/></text:p>
      <text:p text:style-name="Standard"><text:s text:c="133"/></text:p>
      <text:p text:style-name="Standard"><text:s text:c="2"/>Sur ton serveur OVH, c'est: <text:s text:c="105"/></text:p>
      <text:p text:style-name="Standard"><text:s text:c="135"/></text:p>
      <text:p text:style-name="Standard"><text:s text:c="2"/>cd /var/www/ticket911</text:p>
      <text:p text:style-name="Standard"><text:s text:c="2"/>git pull origin master</text:p>
      <text:p text:style-name="Standard"/>
      <text:p text:style-name="Standard"><text:s text:c="2"/>Si le repo n'est pas encore cloné sur OVH:</text:p>
      <text:p text:style-name="Standard"/>
      <text:p text:style-name="Standard"><text:s text:c="2"/>cd /var/www</text:p>
      <text:p text:style-name="Standard"><text:s text:c="2"/>git clone https://github.com/michaelperron12-maker/ticket911-project.git ticket911</text:p>
      <text:p text:style-name="Standard"/>
      <text:p text:style-name="Standard"><text:s text:c="2"/>Tu veux que je SSH sur le serveur pour le faire? J'ai besoin de l'accès SSH (IP + user + password ou clé)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clipseSpark </meta:initial-creator>
    <meta:creation-date>2011-11-28T23:36:19</meta:creation-date>
    <meta:generator>LibreOffice/25.2.3.2$Linux_X86_64 LibreOffice_project/520$Build-2</meta:generator>
    <dc:date>2026-02-09T18:22:06.617363731</dc:date>
    <meta:editing-duration>PT27S</meta:editing-duration>
    <meta:editing-cycles>1</meta:editing-cycles>
    <meta:document-statistic meta:table-count="0" meta:image-count="0" meta:object-count="0" meta:page-count="1" meta:paragraph-count="18" meta:word-count="70" meta:character-count="1908" meta:non-whitespace-character-count="563"/>
  </office:meta>
</office:document-meta>
</file>